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</office:font-face-decls>
  <office:automatic-styles>
    <style:style style:name="P1" style:family="paragraph" style:parent-style-name="Heading_20_1">
      <style:text-properties fo:color="#ff5429" loext:opacity="100%" style:font-name="Segoe UI" fo:font-size="11pt" fo:font-weight="bold" officeooo:rsid="000d473f" officeooo:paragraph-rsid="000d473f" style:font-size-asian="11pt" style:font-weight-asian="bold" style:font-size-complex="11pt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>
      <style:text-properties officeooo:paragraph-rsid="000fd8b8"/>
    </style:style>
    <style:style style:name="P7" style:family="paragraph" style:parent-style-name="Text_20_body">
      <style:text-properties fo:font-style="italic" fo:font-weight="bold" officeooo:rsid="00104256" officeooo:paragraph-rsid="00104256" style:font-style-asian="italic" style:font-weight-asian="bold" style:font-style-complex="italic" style:font-weight-complex="bold"/>
    </style:style>
    <style:style style:name="T1" style:family="text">
      <style:text-properties officeooo:rsid="000fd8b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kontaktSupporter Hilfe</text:h>
      <text:h text:style-name="Heading_20_1" text:outline-level="1"><text:bookmark text:name="kontaktsupporter"/>kontaktSupporter</text:h>
      <text:h text:style-name="Heading_20_3" text:outline-level="3"><text:bookmark text:name="status-alpha-aber-schon-benutzbar"/>Status: Alpha, aber schon benutzbar!</text:h>
      <text:h text:style-name="Heading_20_4" text:outline-level="4"><text:bookmark text:name="description"/>Description</text:h>
      <text:p text:style-name="P6">Eine App um eMails zu senden, die oft mit geringfügig geänderten Inhalten verschickt werden müssen ...<text:line-break/></text:p>
      <text:p text:style-name="P7">LibreOffice Writer im Open Document Text (odt) Forma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0T14:55:46.165000000</meta:creation-date>
    <dc:date>2024-02-16T12:48:04.916000000</dc:date>
    <meta:editing-duration>PT6M48S</meta:editing-duration>
    <meta:editing-cycles>6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6" meta:word-count="33" meta:character-count="241" meta:non-whitespace-character-count="213"/>
  </office:meta>
</office:document-meta>
</file>